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a166" officeooo:paragraph-rsid="000da166"/>
    </style:style>
    <style:style style:name="P2" style:family="paragraph" style:parent-style-name="Standard">
      <style:text-properties officeooo:rsid="000da166" officeooo:paragraph-rsid="00114e51"/>
    </style:style>
    <style:style style:name="P3" style:family="paragraph" style:parent-style-name="Standard">
      <style:text-properties officeooo:rsid="000da166" officeooo:paragraph-rsid="0013de3b"/>
    </style:style>
    <style:style style:name="P4" style:family="paragraph" style:parent-style-name="Standard">
      <style:text-properties officeooo:rsid="00114e51" officeooo:paragraph-rsid="00114e51"/>
    </style:style>
    <style:style style:name="P5" style:family="paragraph" style:parent-style-name="Standard">
      <style:text-properties officeooo:rsid="00114e51" officeooo:paragraph-rsid="00114e51"/>
    </style:style>
    <style:style style:name="T1" style:family="text">
      <style:text-properties officeooo:rsid="000f51d1"/>
    </style:style>
    <style:style style:name="T2" style:family="text">
      <style:text-properties officeooo:rsid="00108b9a"/>
    </style:style>
    <style:style style:name="T3" style:family="text">
      <style:text-properties officeooo:rsid="00114e51"/>
    </style:style>
    <style:style style:name="T4" style:family="text">
      <style:text-properties officeooo:rsid="00131343"/>
    </style:style>
    <style:style style:name="T5" style:family="text">
      <style:text-properties officeooo:rsid="001716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ction pointFixe(Graphe g Inout, Noeud depart) :</text:p>
      <text:p text:style-name="P1"><text:tab/><text:span text:style-name="T1">pour noeuds dans listeNoeuds(g):</text:span></text:p>
      <text:p text:style-name="P1"><text:tab/><text:tab/><text:span text:style-name="T1">L(nœuds)=infini</text:span></text:p>
      <text:p text:style-name="P1"><text:tab/><text:tab/><text:span text:style-name="T2">parent(noeuds)=null</text:span></text:p>
      <text:p text:style-name="P1"><text:tab/><text:span text:style-name="T4">fpour</text:span></text:p>
      <text:p text:style-name="P1"><text:tab/><text:span text:style-name="T1">L(depart)=0</text:span></text:p>
      <text:p text:style-name="P1"><text:tab/><text:span text:style-name="T1">pour i de 1 à taille(listeNoeuds(g))-</text:span><text:span text:style-name="T3">1</text:span><text:span text:style-name="T1"> faire</text:span></text:p>
      <text:p text:style-name="P3"><text:tab/><text:tab/><text:span text:style-name="T1">pour </text:span><text:span text:style-name="T2">s</text:span><text:span text:style-name="T1"> dans </text:span><text:span text:style-name="T2">suivants(g,</text:span><text:span text:style-name="T3">val(listeNoeuds(g),i)</text:span><text:span text:style-name="T2">) faire</text:span></text:p>
      <text:p text:style-name="P1"><text:tab/><text:tab/><text:tab/><text:span text:style-name="T2">si L(s.</text:span><text:span text:style-name="T3">dest</text:span><text:span text:style-name="T2">)&gt;L(</text:span><text:span text:style-name="T3">val(listeNoeuds(g),i)</text:span><text:span text:style-name="T2">)+s.cout alors</text:span></text:p>
      <text:p text:style-name="P2"><text:tab/><text:tab/><text:tab/><text:tab/><text:span text:style-name="T2">L(s.</text:span><text:span text:style-name="T3">dest</text:span><text:span text:style-name="T2">)= L(</text:span><text:span text:style-name="T3">val(listeNoeuds(g),i)</text:span><text:span text:style-name="T2">)+s.cout</text:span></text:p>
      <text:p text:style-name="P2"><text:tab/><text:tab/><text:tab/><text:tab/><text:span text:style-name="T2">parent(</text:span><text:span text:style-name="T3">s.dest)</text:span><text:span text:style-name="T2">=</text:span><text:span text:style-name="T3">val(listeNoeuds(g)</text:span></text:p>
      <text:p text:style-name="P2"><text:tab/><text:tab/><text:tab/><text:span text:style-name="T4">fsi</text:span></text:p>
      <text:p text:style-name="P2"><text:tab/><text:tab/><text:span text:style-name="T4">fpour</text:span></text:p>
      <text:p text:style-name="P2"><text:tab/><text:span text:style-name="T4">fpour</text:span></text:p>
      <text:p text:style-name="P4"><text:tab/>retourner L,parent</text:p>
      <text:p text:style-name="P4"><text:tab/><text:span text:style-name="T5">f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7:08:27.521384918</meta:creation-date>
    <meta:editing-duration>PT27M11S</meta:editing-duration>
    <meta:editing-cycles>2</meta:editing-cycles>
    <meta:generator>LibreOffice/7.3.3.2$Linux_X86_64 LibreOffice_project/30$Build-2</meta:generator>
    <dc:date>2022-06-08T19:46:26.031438955</dc:date>
    <meta:document-statistic meta:table-count="0" meta:image-count="0" meta:object-count="0" meta:page-count="1" meta:paragraph-count="16" meta:word-count="39" meta:character-count="415" meta:non-whitespace-character-count="363"/>
  </office:meta>
</office:document-meta>
</file>